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Tahoma2" svg:font-family="Tahoma"/>
    <style:font-face style:name="MS Mincho" svg:font-family="'MS Mincho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8.447cm" fo:margin-left="-0.746cm" table:align="left" style:writing-mode="lr-tb"/>
    </style:style>
    <style:style style:name="Tabelle1.A" style:family="table-column">
      <style:table-column-properties style:column-width="18.447cm"/>
    </style:style>
    <style:style style:name="Tabelle1.1" style:family="table-row">
      <style:table-row-properties style:min-row-height="15.042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212cm" fo:margin-bottom="0.212cm" loext:contextual-spacing="false"/>
    </style:style>
    <style:style style:name="P2" style:family="paragraph" style:parent-style-name="Footer">
      <style:paragraph-properties fo:margin-top="0.635cm" fo:margin-bottom="0cm" loext:contextual-spacing="false" fo:text-align="start" style:justify-single-word="false"/>
    </style:style>
    <style:style style:name="P3" style:family="paragraph" style:parent-style-name="Standard">
      <style:paragraph-properties fo:margin-left="0cm" fo:margin-right="-0.63cm" fo:margin-top="0cm" fo:margin-bottom="0.212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P4" style:family="paragraph" style:parent-style-name="Standard">
      <style:paragraph-properties fo:margin-left="0cm" fo:margin-right="-0.635cm" fo:margin-top="0cm" fo:margin-bottom="0.212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Normal_20_Centered">
      <style:paragraph-properties fo:margin-top="0cm" fo:margin-bottom="0cm" loext:contextual-spacing="false"/>
    </style:style>
    <style:style style:name="P7" style:family="paragraph" style:parent-style-name="Normal_20_Centered">
      <style:paragraph-properties fo:margin-top="0cm" fo:margin-bottom="0cm" loext:contextual-spacing="false"/>
      <style:text-properties fo:font-size="9pt" fo:language="de" fo:country="DE" style:font-size-asian="9pt" style:language-asian="de" style:country-asian="DE" style:font-size-complex="9pt"/>
    </style:style>
    <style:style style:name="P8" style:family="paragraph" style:parent-style-name="Normal_20_Centered">
      <style:paragraph-properties fo:margin-top="0cm" fo:margin-bottom="0.212cm" loext:contextual-spacing="false"/>
    </style:style>
    <style:style style:name="P9" style:family="paragraph" style:parent-style-name="Footnote">
      <style:text-properties fo:font-size="8pt" style:font-size-asian="8pt" style:font-size-complex="8pt"/>
    </style:style>
    <style:style style:name="P10" style:family="paragraph" style:parent-style-name="List_20_Number">
      <style:paragraph-properties fo:margin-left="1.251cm" fo:margin-right="0cm" fo:margin-top="0cm" fo:margin-bottom="0.212cm" loext:contextual-spacing="false" fo:text-indent="-1.251cm" style:auto-text-indent="false"/>
    </style:style>
    <style:style style:name="P11" style:family="paragraph" style:parent-style-name="List_20_Number">
      <style:paragraph-properties fo:margin-left="1.251cm" fo:margin-right="0cm" fo:margin-top="0cm" fo:margin-bottom="0.212cm" loext:contextual-spacing="false" fo:text-align="start" style:justify-single-word="false" fo:text-indent="-1.251cm" style:auto-text-indent="false"/>
    </style:style>
    <style:style style:name="P12" style:family="paragraph" style:parent-style-name="List_20_Number">
      <style:paragraph-properties fo:margin-left="1.251cm" fo:margin-right="0cm" fo:text-align="start" style:justify-single-word="false" fo:text-indent="-1.251cm" style:auto-text-indent="false"/>
    </style:style>
    <style:style style:name="P13" style:family="paragraph" style:parent-style-name="Normal_20_Left">
      <style:paragraph-properties fo:margin-top="0.212cm" fo:margin-bottom="0.212cm" loext:contextual-spacing="false" style:snap-to-layout-grid="false"/>
      <style:text-properties fo:font-size="9pt" fo:language="en" fo:country="US" fo:font-weight="bold" style:font-size-asian="9pt" style:language-asian="de" style:country-asian="DE" style:font-weight-asian="bold" style:font-size-complex="9pt"/>
    </style:style>
    <style:style style:name="P14" style:family="paragraph" style:parent-style-name="Annexe_20_titre_20__28_globale_29_" style:master-page-name="Standard">
      <style:paragraph-properties fo:margin-top="0cm" fo:margin-bottom="0.212cm" loext:contextual-spacing="false" style:page-number="auto"/>
      <style:text-properties fo:language="fr" fo:country="FR" style:language-asian="de" style:country-asian="DE"/>
    </style:style>
    <style:style style:name="T1" style:family="text">
      <style:text-properties style:font-name="Arial" fo:font-size="24pt" fo:font-weight="bold" style:font-size-asian="24pt" style:font-weight-asian="bold" style:font-name-complex="Ari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language="de" fo:country="DE" style:font-size-asian="9pt" style:language-asian="de" style:country-asian="DE" style:font-size-complex="9pt"/>
    </style:style>
    <style:style style:name="T4" style:family="text">
      <style:text-properties fo:font-size="9pt" fo:language="de" fo:country="DE" style:font-size-asian="9pt" style:language-asian="de" style:country-asian="DE" style:font-size-complex="9pt" style:font-style-complex="italic"/>
    </style:style>
    <style:style style:name="T5" style:family="text">
      <style:text-properties fo:font-size="9pt" fo:language="de" fo:country="DE" fo:font-style="italic" style:font-size-asian="9pt" style:language-asian="de" style:country-asian="DE" style:font-style-asian="italic" style:font-size-complex="9pt"/>
    </style:style>
    <style:style style:name="T6" style:family="text">
      <style:text-properties fo:font-size="9pt" fo:language="de" fo:country="DE" style:text-underline-style="solid" style:text-underline-width="auto" style:text-underline-color="font-color" style:font-size-asian="9pt" style:language-asian="de" style:country-asian="DE" style:font-size-complex="9pt"/>
    </style:style>
    <style:style style:name="T7" style:family="text">
      <style:text-properties fo:font-size="9pt" fo:language="fr" fo:country="FR" style:font-size-asian="9pt" style:language-asian="de" style:country-asian="DE" style:font-size-complex="9pt"/>
    </style:style>
    <style:style style:name="T8" style:family="text">
      <style:text-properties fo:font-size="9pt" fo:language="fr" fo:country="FR" style:font-size-asian="9pt" style:language-asian="de" style:country-asian="DE" style:font-size-complex="9pt" style:font-style-complex="italic"/>
    </style:style>
    <style:style style:name="T9" style:family="text">
      <style:text-properties fo:font-size="9pt" fo:language="fr" fo:country="FR" style:font-size-asian="9pt" style:language-asian="de" style:country-asian="DE" style:font-size-complex="9pt" style:font-style-complex="italic" style:font-weight-complex="bold"/>
    </style:style>
    <style:style style:name="T10" style:family="text">
      <style:text-properties fo:font-size="9pt" fo:language="fr" fo:country="FR" style:font-size-asian="9pt" style:language-asian="de" style:country-asian="DE" style:font-size-complex="9pt" style:font-weight-complex="bold"/>
    </style:style>
    <style:style style:name="T11" style:family="text">
      <style:text-properties fo:font-size="9pt" fo:language="fr" fo:country="FR" style:text-underline-style="solid" style:text-underline-width="auto" style:text-underline-color="font-color" style:font-size-asian="9pt" style:language-asian="de" style:country-asian="DE" style:font-size-complex="9pt"/>
    </style:style>
    <style:style style:name="T12" style:family="text">
      <style:text-properties fo:font-size="9pt" fo:language="fr" fo:country="FR" fo:font-weight="bold" style:font-size-asian="9pt" style:language-asian="de" style:country-asian="DE" style:font-weight-asian="bold" style:font-size-complex="9pt" style:font-weight-complex="bold"/>
    </style:style>
    <style:style style:name="T13" style:family="text">
      <style:text-properties fo:font-size="9pt" fo:language="fr" fo:country="FR" fo:font-weight="bold" style:font-size-asian="9pt" style:language-asian="de" style:country-asian="DE" style:font-weight-asian="bold" style:font-size-complex="9pt" style:font-style-complex="italic" style:font-weight-complex="bold"/>
    </style:style>
    <style:style style:name="T14" style:family="text">
      <style:text-properties fo:font-size="9pt" fo:language="fr" fo:country="FR" fo:font-style="italic" style:font-size-asian="9pt" style:language-asian="de" style:country-asian="DE" style:font-style-asian="italic" style:font-size-complex="9pt" style:font-weight-complex="bold"/>
    </style:style>
    <style:style style:name="T15" style:family="text">
      <style:text-properties fo:font-size="9pt" fo:language="en" fo:country="US" style:font-size-asian="9pt" style:language-asian="de" style:country-asian="DE" style:font-size-complex="9pt"/>
    </style:style>
    <style:style style:name="T16" style:family="text">
      <style:text-properties fo:font-size="9pt" fo:language="en" fo:country="US" style:font-size-asian="9pt" style:language-asian="de" style:country-asian="DE" style:font-size-complex="9pt" style:font-style-complex="italic"/>
    </style:style>
    <style:style style:name="T17" style:family="text">
      <style:text-properties fo:font-size="9pt" fo:language="en" fo:country="US" fo:font-weight="bold" style:font-size-asian="9pt" style:language-asian="de" style:country-asian="DE" style:font-weight-asian="bold" style:font-size-complex="9pt" style:font-style-complex="italic" style:font-weight-complex="bold"/>
    </style:style>
    <style:style style:name="T18" style:family="text">
      <style:text-properties fo:font-size="9pt" fo:language="en" fo:country="US" style:text-underline-style="solid" style:text-underline-width="auto" style:text-underline-color="font-color" style:font-size-asian="9pt" style:language-asian="de" style:country-asian="DE" style:font-size-complex="9pt"/>
    </style:style>
    <style:style style:name="T19" style:family="text">
      <style:text-properties fo:font-size="9pt" fo:language="en" fo:country="US" style:text-underline-style="solid" style:text-underline-width="auto" style:text-underline-color="font-color" officeooo:rsid="001736ca" style:font-size-asian="9pt" style:language-asian="de" style:country-asian="DE" style:font-size-complex="9pt"/>
    </style:style>
    <style:style style:name="T20" style:family="text">
      <style:text-properties fo:font-size="9pt" fo:language="en" fo:country="US" fo:font-style="italic" style:font-size-asian="9pt" style:language-asian="de" style:country-asian="DE" style:font-style-asian="italic" style:font-size-complex="9pt" style:font-weight-complex="bold"/>
    </style:style>
    <style:style style:name="T21" style:family="text">
      <style:text-properties fo:font-size="9pt" fo:language="en" fo:country="US" style:text-underline-style="none" style:font-size-asian="9pt" style:language-asian="de" style:country-asian="DE" style:font-size-complex="9pt"/>
    </style:style>
    <style:style style:name="T22" style:family="text">
      <style:text-properties style:text-position="super 58%" fo:font-size="9pt" style:font-size-asian="9pt" style:font-size-complex="9pt"/>
    </style:style>
    <style:style style:name="T23" style:family="text">
      <style:text-properties style:text-position="super 58%" fo:font-size="9pt" fo:language="de" fo:country="DE" style:font-size-asian="9pt" style:language-asian="de" style:country-asian="DE" style:font-size-complex="9pt"/>
    </style:style>
    <style:style style:name="T24" style:family="text">
      <style:text-properties style:text-position="super 58%" fo:font-size="9pt" fo:language="fr" fo:country="FR" style:font-size-asian="9pt" style:language-asian="de" style:country-asian="DE" style:font-size-complex="9pt"/>
    </style:style>
    <style:style style:name="T25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NNEX</text:p>
      <text:p text:style-name="P6"><text:span text:style-name="T3">ATTESTATION OF ACTIVITIES</text:span><text:span text:style-name="Footnote_20_Symbol"><text:span text:style-name="T7"><text:note text:id="ftn1" text:note-class="footnote"><text:note-citation>1</text:note-citation><text:note-body><text:p text:style-name="Footnote"><text:span text:style-name="T2">This form is available in electronic and printable versions at the following address: </text:span><text:a xlink:type="simple" xlink:href="http://ec.europa.eu/" text:style-name="Internet_20_link" text:visited-style-name="Visited_20_Internet_20_Link"><text:span text:style-name="Internet_20_link"><text:span text:style-name="T2">http://ec.europa.eu</text:span></text:span></text:a></text:p></text:note-body></text:note></text:span></text:span></text:p>
      <text:p text:style-name="P8"><text:span text:style-name="T3">(REGULATION (EC) 561/2006 OR THE AETR</text:span><text:span text:style-name="Footnote_20_Symbol"><text:span text:style-name="T3"><text:note text:id="ftn2" text:note-class="footnote"><text:note-citation>2</text:note-citation><text:note-body><text:p text:style-name="P9">European Agreement concerning the Work of Crews of Vehicles engaged in International Road Transport. </text:p><text:p text:style-name="Footnote"><text:span text:style-name="T22"><text:tab/>*** </text:span><text:span text:style-name="T2">Choose only one box</text:span></text:p></text:note-body></text:note></text:span></text:span><text:span text:style-name="T3">)</text:span></text:p>
      <text:p text:style-name="P7">To be filled in by typing and signed before a journey. To be kept with the original control device records wherever they are required to be kept </text:p>
      <text:p text:style-name="P6">False attestations constitute an infringement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3">Part to be filled in by the undertaking</text:p>
            <text:list xml:id="list6982350772390331789" text:style-name="WW8Num15">
              <text:list-item>
                <text:p text:style-name="P10"><text:span text:style-name="T16">Name of the undertaking:</text:span><text:bookmark-start text:name="Text1"/><text:span text:style-name="T18"><text:text-input text:description="Text1">COM_NAME</text:text-input></text:span><text:bookmark-end text:name="Text1"/></text:p>
              </text:list-item>
              <text:list-item>
                <text:p text:style-name="P11"><text:span text:style-name="T16">Street address, postal code, city, country </text:span><text:span text:style-name="T15">:</text:span><text:bookmark-start text:name="Text2"/><text:span text:style-name="T18"><text:text-input text:description="Text2">COM_STREET COM_NR</text:text-input></text:span><text:bookmark-end text:name="Text2"/><text:span text:style-name="T15">,</text:span><text:bookmark-start text:name="Text19"/><text:span text:style-name="T18"><text:text-input text:description="Text19">COM_POSTCODE</text:text-input></text:span><text:bookmark-end text:name="Text19"/><text:span text:style-name="T15">,</text:span><text:bookmark-start text:name="Text20"/><text:span text:style-name="T18"><text:text-input text:description="Text20">COM_CITY</text:text-input></text:span><text:bookmark-end text:name="Text20"/><text:span text:style-name="T15">,</text:span><text:bookmark-start text:name="Text21"/><text:span text:style-name="T18"><text:text-input text:description="Text21">COM_COUNTRY</text:text-input></text:span><text:bookmark-end text:name="Text21"/></text:p>
              </text:list-item>
              <text:list-item>
                <text:p text:style-name="P11"><text:span text:style-name="T16">Telephone number (including international prefix): </text:span><text:bookmark-start text:name="Text3"/><text:span text:style-name="T18"><text:text-input text:description="Text3">COM_PHONE</text:text-input></text:span><text:bookmark-end text:name="Text3"/></text:p>
              </text:list-item>
              <text:list-item>
                <text:p text:style-name="P11"><text:span text:style-name="T4">Fax number(including international prefix):</text:span><text:bookmark-start text:name="Text4"/><text:span text:style-name="T6"><text:text-input text:description="Text4">COM_FAX</text:text-input></text:span><text:bookmark-end text:name="Text4"/></text:p>
              </text:list-item>
              <text:list-item>
                <text:p text:style-name="P11"><text:span text:style-name="T8">E-mail address</text:span><text:span text:style-name="T7">:</text:span><text:bookmark-start text:name="Text5"/><text:span text:style-name="T11"><text:text-input text:description="Text5">COM_EMAIL</text:text-input></text:span><text:bookmark-end text:name="Text5"/></text:p>
              </text:list-item>
            </text:list>
            <text:p text:style-name="P3"><text:span text:style-name="T17">I, the undersigned</text:span><text:span text:style-name="T20">:</text:span></text:p>
            <text:list xml:id="list115036958111556" text:continue-numbering="true" text:style-name="WW8Num15">
              <text:list-item>
                <text:p text:style-name="P11"><text:span text:style-name="T16">Name and first name</text:span><text:bookmark-start text:name="Text6"/><text:span text:style-name="T19"><text:text-input text:description="Text6">CL_LNAME, CL_FNAME</text:text-input></text:span><text:bookmark-end text:name="Text6"/></text:p>
              </text:list-item>
              <text:list-item>
                <text:p text:style-name="P11"><text:span text:style-name="T16">Position in the undertaking</text:span><text:span text:style-name="T5">:</text:span><text:bookmark-start text:name="Text7"/><text:span text:style-name="T19"><text:text-input text:description="Text7">CL_POSITION</text:text-input></text:span><text:bookmark-end text:name="Text7"/></text:p>
              </text:list-item>
            </text:list>
            <text:p text:style-name="P4"><text:span text:style-name="T17">declare that the driver</text:span><text:span text:style-name="T12">:</text:span></text:p>
            <text:list xml:id="list115036640252053" text:continue-numbering="true" text:style-name="WW8Num15">
              <text:list-item>
                <text:p text:style-name="P11"><text:span text:style-name="T16">Name and first name:</text:span><text:bookmark-start text:name="Text8"/><text:span text:style-name="T18"><text:text-input text:description="Text8">DR_LNAME DR_FNAME</text:text-input></text:span><text:bookmark-end text:name="Text8"/></text:p>
              </text:list-item>
              <text:list-item>
                <text:p text:style-name="P11"><text:span text:style-name="T4">Date of birth (day/month/year):</text:span><text:bookmark-start text:name="Text9"/><text:span text:style-name="T18"><text:text-input text:description="Text9">DR_BD_DAY</text:text-input></text:span><text:bookmark-end text:name="Text9"/><text:span text:style-name="T21">/</text:span><text:bookmark-start text:name="Text22"/><text:span text:style-name="T18"><text:text-input text:description="Text22">DR_BD_MONTH</text:text-input></text:span><text:bookmark-end text:name="Text22"/><text:span text:style-name="T21"> /</text:span><text:bookmark-start text:name="Text23"/><text:span text:style-name="T18"><text:text-input text:description="Text23">DR_BD_YEAR</text:text-input></text:span><text:bookmark-end text:name="Text23"/></text:p>
              </text:list-item>
              <text:list-item>
                <text:p text:style-name="P11"><text:span text:style-name="T4">Driving licence or identity card or passport number: </text:span><text:bookmark-start text:name="Text10"/><text:span text:style-name="T18"><text:text-input text:description="Text10">DR_LICENCE</text:text-input></text:span><text:bookmark-end text:name="Text10"/></text:p>
              </text:list-item>
              <text:list-item>
                <text:p text:style-name="P11"><text:span text:style-name="T3">who has started to work at the undertaking on (day/month/year): </text:span><text:span text:style-name="T18"><text:text-input text:description="Text9">DR_ENTRY_DAY</text:text-input></text:span><text:span text:style-name="T21"> /</text:span><text:span text:style-name="T18"><text:text-input text:description="Text22">DR_ENTRY_MONTH</text:text-input></text:span><text:span text:style-name="T21"> /</text:span><text:span text:style-name="T18"><text:text-input text:description="Text23">DR_ENTRY_YEAR</text:text-input></text:span></text:p>
              </text:list-item>
            </text:list>
            <text:p text:style-name="P3"><text:span text:style-name="T13">for the period</text:span><text:span text:style-name="T12">:</text:span></text:p>
            <text:list xml:id="list115037913976246" text:continue-numbering="true" text:style-name="WW8Num15">
              <text:list-item>
                <text:p text:style-name="P11"><text:span text:style-name="T3">from</text:span><text:span text:style-name="T4">(hour/day/month/year):</text:span><text:span text:style-name="T18"><text:text-input text:description="Text9">PE_F_TIME</text:text-input></text:span><text:span text:style-name="T21"> /</text:span><text:span text:style-name="T18"><text:text-input text:description="Text22">PE_F_DAY</text:text-input></text:span><text:span text:style-name="T21"> /</text:span><text:span text:style-name="T18"><text:text-input text:description="Text23">PE_F_MONTH</text:text-input></text:span><text:span text:style-name="T21"> /</text:span><text:bookmark-start text:name="Text28"/><text:span text:style-name="T18"><text:text-input text:description="Text28">PE_F_YEAR</text:text-input></text:span><text:bookmark-end text:name="Text28"/></text:p>
              </text:list-item>
              <text:list-item>
                <text:p text:style-name="P11"><text:span text:style-name="T4">to (hour/day/month/year):</text:span><text:span text:style-name="T18"><text:text-input text:description="Text9">PE_T_TIME</text:text-input></text:span><text:span text:style-name="T21"> /</text:span><text:span text:style-name="T18"><text:text-input text:description="Text22">PE_T_DAY</text:text-input></text:span><text:span text:style-name="T21"> /</text:span><text:span text:style-name="T18"><text:text-input text:description="Text23">PE_T_MONTH</text:text-input></text:span><text:span text:style-name="T21"> /</text:span><text:span text:style-name="T18"><text:text-input text:description="Text28">PE_T_YEAR</text:text-input></text:span></text:p>
              </text:list-item>
              <text:list-item>
                <text:p text:style-name="P11"><field:fieldmark text:name="__Fieldmark__309_1385455492" field:type="vnd.oasis.opendocument.field.FORMCHECKBOX"><field:param field:name="Checkbox_HelpText" field:value=""/><field:param field:name="Checkbox_Name" field:value=""/></field:fieldmark>‮ <text:span text:style-name="T8">was on sick leave</text:span><text:span text:style-name="T23">***</text:span></text:p>
              </text:list-item>
              <text:list-item>
                <text:p text:style-name="P11"><field:fieldmark text:name="__Fieldmark__317_1385455492" field:type="vnd.oasis.opendocument.field.FORMCHECKBOX"><field:param field:name="Checkbox_Checked" field:value="true"/><field:param field:name="Checkbox_HelpText" field:value=""/><field:param field:name="Checkbox_Name" field:value=""/></field:fieldmark><text:s/><text:span text:style-name="T8">was on annual leave</text:span><text:span text:style-name="T23">***</text:span></text:p>
              </text:list-item>
              <text:list-item>
                <text:p text:style-name="P11"><field:fieldmark text:name="__Fieldmark__325_1385455492" field:type="vnd.oasis.opendocument.field.FORMCHECKBOX"><field:param field:name="Checkbox_HelpText" field:value=""/><field:param field:name="Checkbox_Name" field:value=""/></field:fieldmark><text:s/><text:span text:style-name="T4">was on leave or rest</text:span><text:span text:style-name="T23">***</text:span></text:p>
              </text:list-item>
              <text:list-item>
                <text:p text:style-name="P11"><field:fieldmark text:name="__Fieldmark__333_1385455492" field:type="vnd.oasis.opendocument.field.FORMCHECKBOX"><field:param field:name="Checkbox_HelpText" field:value=""/><field:param field:name="Checkbox_Name" field:value=""/></field:fieldmark><text:s/><text:span text:style-name="T4">drove a vehicle exempted from the scope of Regulation (EC) 561/2006 or the AETR </text:span><text:span text:style-name="T23">***</text:span></text:p>
              </text:list-item>
              <text:list-item>
                <text:p text:style-name="P11"><field:fieldmark text:name="__Fieldmark__341_1385455492" field:type="vnd.oasis.opendocument.field.FORMCHECKBOX"><field:param field:name="Checkbox_Checked" field:value="true"/><field:param field:name="Checkbox_HelpText" field:value=""/><field:param field:name="Checkbox_Name" field:value=""/></field:fieldmark><text:s/><text:span text:style-name="T3">performed other work than driving </text:span><text:span text:style-name="T23">***</text:span></text:p>
              </text:list-item>
              <text:list-item>
                <text:p text:style-name="P11"><field:fieldmark text:name="__Fieldmark__349_1385455492" field:type="vnd.oasis.opendocument.field.FORMCHECKBOX"><field:param field:name="Checkbox_HelpText" field:value=""/><field:param field:name="Checkbox_Name" field:value=""/></field:fieldmark><text:s/><text:span text:style-name="T8">was available</text:span><text:span text:style-name="T24">***</text:span></text:p>
              </text:list-item>
              <text:list-item>
                <text:p text:style-name="P11"><text:span text:style-name="T9">Place</text:span><text:span text:style-name="T7">:</text:span><text:bookmark-start text:name="Text14"/><text:span text:style-name="T19"><text:text-input text:description="Text14">SG_CL_POSTCODE SG_CL_CITY </text:text-input></text:span><text:bookmark-end text:name="Text14"/><text:span text:style-name="T10">Date</text:span><text:span text:style-name="T7">:</text:span><text:bookmark-start text:name="Text15"/><text:span text:style-name="T19"><text:text-input text:description="Text15">SG_CL_DATE</text:text-input></text:span><text:bookmark-end text:name="Text15"/></text:p>
              </text:list-item>
            </text:list>
            <text:p text:style-name="P4"><text:span text:style-name="T10">Signature:</text:span><text:span text:style-name="T11"><text:tab/><text:tab/><text:tab/><text:tab/><text:tab/></text:span></text:p>
          </table:table-cell>
        </table:table-row>
      </table:table>
      <text:list xml:id="list115037765778797" text:continue-numbering="true" text:style-name="WW8Num15">
        <text:list-item>
          <text:p text:style-name="P12"><text:span text:style-name="T3">I, the driver, confirm that I have not been driving a vehicle falling under the scope of Regulation (EC) 561/2006 or the AETR during the period mentioned above </text:span><text:span text:style-name="T5">.</text:span></text:p>
        </text:list-item>
        <text:list-item>
          <text:p text:style-name="P11"><text:span text:style-name="T10">Place</text:span><text:span text:style-name="T7">:</text:span><text:bookmark-start text:name="Text16"/><text:span text:style-name="T18"><text:text-input text:description="Text16">SG_DR_POSTCODE SG_DR_CITY</text:text-input></text:span><text:bookmark-end text:name="Text16"/><text:span text:style-name="T10">Date</text:span><text:span text:style-name="T14">:</text:span><text:bookmark-start text:name="Text17"/><text:span text:style-name="T18"><text:text-input text:description="Text17">SG_DR_DATE</text:text-input></text:span><text:bookmark-end text:name="Text17"/></text:p>
        </text:list-item>
      </text:list>
      <text:p text:style-name="P5"><text:span text:style-name="T7">Signature of the driver:</text:span><text:span text:style-name="T11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/>
    <style:font-face style:name="Tahoma2" svg:font-family="Tahoma"/>
    <style:font-face style:name="MS Mincho" svg:font-family="'MS Mincho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start" style:justify-single-word="false" fo:keep-with-next="always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Text_20_1" style:default-outline-level="1" style:class="text">
      <style:paragraph-properties fo:margin-top="0.635cm" fo:margin-bottom="0.212cm" loext:contextual-spacing="false" fo:keep-with-next="always"/>
      <style:text-properties fo:font-variant="small-caps" fo:font-weight="bold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2" style:default-outline-level="2" style:class="text">
      <style:paragraph-properties fo:keep-with-next="always"/>
      <style:text-properties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3" style:default-outline-level="3" style:class="text">
      <style:paragraph-properties fo:keep-with-next="always"/>
      <style:text-properties fo:font-style="italic" style:font-style-asian="italic" style:font-size-complex="13pt" style:font-weight-complex="bold"/>
    </style:style>
    <style:style style:name="Heading_20_4" style:display-name="Heading 4" style:family="paragraph" style:parent-style-name="Standard" style:next-style-name="Text_20_4" style:default-outline-level="4" style:class="text">
      <style:paragraph-properties fo:keep-with-next="always"/>
      <style:text-properties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fo:margin-left="-1.499cm" fo:margin-right="-1.499cm" fo:margin-top="0.635cm" fo:margin-bottom="0cm" loext:contextual-spacing="false" fo:text-align="start" style:justify-single-word="false" fo:text-indent="0cm" style:auto-text-indent="false">
        <style:tab-stops>
          <style:tab-stop style:position="32.14cm" style:type="center"/>
          <style:tab-stop style:position="40.141cm" style:type="right"/>
          <style:tab-stop style:position="41.64cm" style:type="right"/>
        </style:tab-stops>
      </style:paragraph-properties>
    </style:style>
    <style:style style:name="Footnote" style:family="paragraph" style:parent-style-name="Standard" style:class="extra">
      <style:paragraph-properties fo:margin-left="1.27cm" fo:margin-right="0cm" fo:margin-top="0cm" fo:margin-bottom="0cm" loext:contextual-spacing="false" fo:text-indent="-1.27cm" style:auto-text-indent="false"/>
      <style:text-properties fo:font-size="10pt" style:font-size-asian="10pt" style:font-size-complex="10pt"/>
    </style:style>
    <style:style style:name="List_20_Bullet" style:display-name="List Bullet" style:family="paragraph" style:parent-style-name="Standard" style:list-style-name="WW8Num18"/>
    <style:style style:name="List_20_Bullet_20_2" style:display-name="List Bullet 2" style:family="paragraph" style:parent-style-name="Standard" style:list-style-name="WW8Num4"/>
    <style:style style:name="List_20_Bullet_20_3" style:display-name="List Bullet 3" style:family="paragraph" style:parent-style-name="Standard" style:list-style-name="WW8Num8"/>
    <style:style style:name="List_20_Bullet_20_4" style:display-name="List Bullet 4" style:family="paragraph" style:parent-style-name="Standard" style:list-style-name="WW8Num23"/>
    <style:style style:name="List_20_Number" style:display-name="List Number" style:family="paragraph" style:parent-style-name="Standard" style:list-style-name="WW8Num15"/>
    <style:style style:name="List_20_Number_20_2" style:display-name="List Number 2" style:family="paragraph" style:parent-style-name="Standard" style:list-style-name="WW8Num5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Contents_20_1" style:display-name="Contents 1" style:family="paragraph" style:parent-style-name="Standard" style:next-style-name="Standard" style:class="index">
      <style:paragraph-properties fo:margin-left="1.499cm" fo:margin-right="0cm" fo:margin-top="0.106cm" fo:margin-bottom="0.212cm" loext:contextual-spacing="false" fo:text-align="start" style:justify-single-word="false" fo:text-indent="-1.499cm" style:auto-text-indent="false">
        <style:tab-stops>
          <style:tab-stop style:position="-8.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1.499cm" fo:margin-right="0cm" fo:margin-top="0.106cm" fo:margin-bottom="0.212cm" loext:contextual-spacing="false" fo:text-align="start" style:justify-single-word="false" fo:text-indent="-1.499cm" style:auto-text-indent="false">
        <style:tab-stops>
          <style:tab-stop style:position="-8.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499cm" fo:margin-right="0cm" fo:margin-top="0.106cm" fo:margin-bottom="0.212cm" loext:contextual-spacing="false" fo:text-align="start" style:justify-single-word="false" fo:text-indent="-1.499cm" style:auto-text-indent="false">
        <style:tab-stops>
          <style:tab-stop style:position="-8.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.106cm" fo:margin-bottom="0.212cm" loext:contextual-spacing="false" fo:text-align="start" style:justify-single-word="false" fo:text-indent="-1.499cm" style:auto-text-indent="false">
        <style:tab-stops>
          <style:tab-stop style:position="-8.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top="0.529cm" fo:margin-bottom="0.212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top="0.423cm" fo:margin-bottom="0.212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top="0.318cm" fo:margin-bottom="0.212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text-align="start" style:justify-single-word="false">
        <style:tab-stops>
          <style:tab-stop style:position="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HeaderLandscape" style:family="paragraph" style:parent-style-name="Standard">
      <style:paragraph-properties>
        <style:tab-stops>
          <style:tab-stop style:position="24.7cm" style:type="right"/>
        </style:tab-stops>
      </style:paragraph-properties>
    </style:style>
    <style:style style:name="FooterLandscape" style:family="paragraph" style:parent-style-name="Standard">
      <style:paragraph-properties fo:margin-left="-1cm" fo:margin-right="-1cm" fo:margin-top="0.635cm" fo:margin-bottom="0cm" loext:contextual-spacing="false" fo:text-align="start" style:justify-single-word="false" fo:text-indent="0cm" style:auto-text-indent="false">
        <style:tab-stops>
          <style:tab-stop style:position="-48.158cm" style:type="center"/>
          <style:tab-stop style:position="-41.758cm" style:type="center"/>
          <style:tab-stop style:position="-34.308cm" style:type="right"/>
        </style:tab-stops>
      </style:paragraph-properties>
    </style:style>
    <style:style style:name="Text_20_1" style:display-name="Text 1" style:family="paragraph" style:parent-style-name="Standard">
      <style:paragraph-properties fo:margin-left="1.499cm" fo:margin-right="0cm" fo:text-indent="0cm" style:auto-text-indent="false"/>
    </style:style>
    <style:style style:name="Text_20_2" style:display-name="Text 2" style:family="paragraph" style:parent-style-name="Standard">
      <style:paragraph-properties fo:margin-left="1.499cm" fo:margin-right="0cm" fo:text-indent="0cm" style:auto-text-indent="false"/>
    </style:style>
    <style:style style:name="Text_20_3" style:display-name="Text 3" style:family="paragraph" style:parent-style-name="Standard">
      <style:paragraph-properties fo:margin-left="1.499cm" fo:margin-right="0cm" fo:text-indent="0cm" style:auto-text-indent="false"/>
    </style:style>
    <style:style style:name="Text_20_4" style:display-name="Text 4" style:family="paragraph" style:parent-style-name="Standard">
      <style:paragraph-properties fo:margin-left="1.499cm" fo:margin-right="0cm" fo:text-indent="0cm" style:auto-text-indent="false"/>
    </style:style>
    <style:style style:name="Normal_20_Centered" style:display-name="Normal Centered" style:family="paragraph" style:parent-style-name="Standard">
      <style:paragraph-properties fo:text-align="center" style:justify-single-word="false"/>
    </style:style>
    <style:style style:name="Normal_20_Left" style:display-name="Normal Left" style:family="paragraph" style:parent-style-name="Standard">
      <style:paragraph-properties fo:text-align="start" style:justify-single-word="false"/>
    </style:style>
    <style:style style:name="Normal_20_Right" style:display-name="Normal Right" style:family="paragraph" style:parent-style-name="Standard">
      <style:paragraph-properties fo:text-align="end" style:justify-single-word="false"/>
    </style:style>
    <style:style style:name="Quoted_20_Text" style:display-name="Quoted Text" style:family="paragraph" style:parent-style-name="Standard">
      <style:paragraph-properties fo:margin-left="2.499cm" fo:margin-right="0cm" fo:text-indent="0cm" style:auto-text-indent="false"/>
    </style:style>
    <style:style style:name="Point_20_0" style:display-name="Point 0" style:family="paragraph" style:parent-style-name="Standard">
      <style:paragraph-properties fo:margin-left="1.499cm" fo:margin-right="0cm" fo:text-indent="-1.499cm" style:auto-text-indent="false"/>
    </style:style>
    <style:style style:name="Point_20_1" style:display-name="Point 1" style:family="paragraph" style:parent-style-name="Standard">
      <style:paragraph-properties fo:margin-left="2.499cm" fo:margin-right="0cm" fo:text-indent="-1cm" style:auto-text-indent="false"/>
    </style:style>
    <style:style style:name="Point_20_2" style:display-name="Point 2" style:family="paragraph" style:parent-style-name="Standard">
      <style:paragraph-properties fo:margin-left="3.5cm" fo:margin-right="0cm" fo:text-indent="-1cm" style:auto-text-indent="false"/>
    </style:style>
    <style:style style:name="Point_20_3" style:display-name="Point 3" style:family="paragraph" style:parent-style-name="Standard">
      <style:paragraph-properties fo:margin-left="4.5cm" fo:margin-right="0cm" fo:text-indent="-1cm" style:auto-text-indent="false"/>
    </style:style>
    <style:style style:name="Point_20_4" style:display-name="Point 4" style:family="paragraph" style:parent-style-name="Standard">
      <style:paragraph-properties fo:margin-left="5.5cm" fo:margin-right="0cm" fo:text-indent="-1cm" style:auto-text-indent="false"/>
    </style:style>
    <style:style style:name="Tiret_20_0" style:display-name="Tiret 0" style:family="paragraph" style:parent-style-name="Point_20_0" style:list-style-name="WW8Num6"/>
    <style:style style:name="Tiret_20_1" style:display-name="Tiret 1" style:family="paragraph" style:parent-style-name="Point_20_1" style:list-style-name="WW8Num12"/>
    <style:style style:name="Tiret_20_2" style:display-name="Tiret 2" style:family="paragraph" style:parent-style-name="Point_20_2" style:list-style-name="WW8Num7"/>
    <style:style style:name="Tiret_20_3" style:display-name="Tiret 3" style:family="paragraph" style:parent-style-name="Point_20_3" style:list-style-name="WW8Num10"/>
    <style:style style:name="Tiret_20_4" style:display-name="Tiret 4" style:family="paragraph" style:parent-style-name="Point_20_4" style:list-style-name="WW8Num11"/>
    <style:style style:name="PointDouble_20_0" style:display-name="PointDouble 0" style:family="paragraph" style:parent-style-name="Standard">
      <style:paragraph-properties fo:margin-left="2.499cm" fo:margin-right="0cm" fo:text-indent="-2.499cm" style:auto-text-indent="false">
        <style:tab-stops>
          <style:tab-stop style:position="38.366cm"/>
        </style:tab-stops>
      </style:paragraph-properties>
    </style:style>
    <style:style style:name="PointDouble_20_1" style:display-name="PointDouble 1" style:family="paragraph" style:parent-style-name="Standard">
      <style:paragraph-properties fo:margin-left="3.5cm" fo:margin-right="0cm" fo:text-indent="-2cm" style:auto-text-indent="false">
        <style:tab-stops>
          <style:tab-stop style:position="-15.224cm"/>
        </style:tab-stops>
      </style:paragraph-properties>
    </style:style>
    <style:style style:name="PointDouble_20_2" style:display-name="PointDouble 2" style:family="paragraph" style:parent-style-name="Standard">
      <style:paragraph-properties fo:margin-left="4.5cm" fo:margin-right="0cm" fo:text-indent="-2cm" style:auto-text-indent="false">
        <style:tab-stops>
          <style:tab-stop style:position="46.784cm"/>
        </style:tab-stops>
      </style:paragraph-properties>
    </style:style>
    <style:style style:name="PointDouble_20_3" style:display-name="PointDouble 3" style:family="paragraph" style:parent-style-name="Standard">
      <style:paragraph-properties fo:margin-left="5.5cm" fo:margin-right="0cm" fo:text-indent="-2cm" style:auto-text-indent="false">
        <style:tab-stops>
          <style:tab-stop style:position="-6.807cm"/>
        </style:tab-stops>
      </style:paragraph-properties>
    </style:style>
    <style:style style:name="PointDouble_20_4" style:display-name="PointDouble 4" style:family="paragraph" style:parent-style-name="Standard">
      <style:paragraph-properties fo:margin-left="6.5cm" fo:margin-right="0cm" fo:text-indent="-2cm" style:auto-text-indent="false">
        <style:tab-stops>
          <style:tab-stop style:position="55.201cm"/>
        </style:tab-stops>
      </style:paragraph-properties>
    </style:style>
    <style:style style:name="PointTriple_20_0" style:display-name="PointTriple 0" style:family="paragraph" style:parent-style-name="Standard">
      <style:paragraph-properties fo:margin-left="3.5cm" fo:margin-right="0cm" fo:text-indent="-3.5cm" style:auto-text-indent="false">
        <style:tab-stops>
          <style:tab-stop style:position="-16.224cm"/>
          <style:tab-stop style:position="-15.224cm"/>
        </style:tab-stops>
      </style:paragraph-properties>
    </style:style>
    <style:style style:name="PointTriple_20_1" style:display-name="PointTriple 1" style:family="paragraph" style:parent-style-name="Standard">
      <style:paragraph-properties fo:margin-left="4.5cm" fo:margin-right="0cm" fo:text-indent="-3cm" style:auto-text-indent="false">
        <style:tab-stops>
          <style:tab-stop style:position="45.784cm"/>
          <style:tab-stop style:position="46.784cm"/>
        </style:tab-stops>
      </style:paragraph-properties>
    </style:style>
    <style:style style:name="PointTriple_20_2" style:display-name="PointTriple 2" style:family="paragraph" style:parent-style-name="Standard">
      <style:paragraph-properties fo:margin-left="5.5cm" fo:margin-right="0cm" fo:text-indent="-3cm" style:auto-text-indent="false">
        <style:tab-stops>
          <style:tab-stop style:position="-7.807cm"/>
          <style:tab-stop style:position="-6.807cm"/>
        </style:tab-stops>
      </style:paragraph-properties>
    </style:style>
    <style:style style:name="PointTriple_20_3" style:display-name="PointTriple 3" style:family="paragraph" style:parent-style-name="Standard">
      <style:paragraph-properties fo:margin-left="6.5cm" fo:margin-right="0cm" fo:text-indent="-3cm" style:auto-text-indent="false">
        <style:tab-stops>
          <style:tab-stop style:position="54.201cm"/>
          <style:tab-stop style:position="55.201cm"/>
        </style:tab-stops>
      </style:paragraph-properties>
    </style:style>
    <style:style style:name="PointTriple_20_4" style:display-name="PointTriple 4" style:family="paragraph" style:parent-style-name="Standard">
      <style:paragraph-properties fo:margin-left="7.5cm" fo:margin-right="0cm" fo:text-indent="-3cm" style:auto-text-indent="false">
        <style:tab-stops>
          <style:tab-stop style:position="0.61cm"/>
          <style:tab-stop style:position="1.61cm"/>
        </style:tab-stops>
      </style:paragraph-properties>
    </style:style>
    <style:style style:name="NumPar_20_1" style:display-name="NumPar 1" style:family="paragraph" style:parent-style-name="Standard" style:next-style-name="Text_20_1" style:list-style-name="WW8Num21"/>
    <style:style style:name="NumPar_20_2" style:display-name="NumPar 2" style:family="paragraph" style:parent-style-name="Standard" style:next-style-name="Text_20_2" style:list-style-name="WW8Num21"/>
    <style:style style:name="NumPar_20_3" style:display-name="NumPar 3" style:family="paragraph" style:parent-style-name="Standard" style:next-style-name="Text_20_3" style:list-style-name="WW8Num21"/>
    <style:style style:name="NumPar_20_4" style:display-name="NumPar 4" style:family="paragraph" style:parent-style-name="Standard" style:next-style-name="Text_20_4" style:list-style-name="WW8Num21"/>
    <style:style style:name="Manual_20_NumPar_20_1" style:display-name="Manual NumPar 1" style:family="paragraph" style:parent-style-name="Standard" style:next-style-name="Text_20_1">
      <style:paragraph-properties fo:margin-left="1.499cm" fo:margin-right="0cm" fo:text-indent="-1.499cm" style:auto-text-indent="false"/>
    </style:style>
    <style:style style:name="Manual_20_NumPar_20_2" style:display-name="Manual NumPar 2" style:family="paragraph" style:parent-style-name="Standard" style:next-style-name="Text_20_2">
      <style:paragraph-properties fo:margin-left="1.499cm" fo:margin-right="0cm" fo:text-indent="-1.499cm" style:auto-text-indent="false"/>
    </style:style>
    <style:style style:name="Manual_20_NumPar_20_3" style:display-name="Manual NumPar 3" style:family="paragraph" style:parent-style-name="Standard" style:next-style-name="Text_20_3">
      <style:paragraph-properties fo:margin-left="1.499cm" fo:margin-right="0cm" fo:text-indent="-1.499cm" style:auto-text-indent="false"/>
    </style:style>
    <style:style style:name="Manual_20_NumPar_20_4" style:display-name="Manual NumPar 4" style:family="paragraph" style:parent-style-name="Standard" style:next-style-name="Text_20_4">
      <style:paragraph-properties fo:margin-left="1.499cm" fo:margin-right="0cm" fo:text-indent="-1.499cm" style:auto-text-indent="false"/>
    </style:style>
    <style:style style:name="Quoted_20_NumPar" style:display-name="Quoted NumPar" style:family="paragraph" style:parent-style-name="Standard">
      <style:paragraph-properties fo:margin-left="2.499cm" fo:margin-right="0cm" fo:text-indent="-1cm" style:auto-text-indent="false"/>
    </style:style>
    <style:style style:name="Manual_20_Heading_20_1" style:display-name="Manual Heading 1" style:family="paragraph" style:parent-style-name="Standard" style:next-style-name="Text_20_1">
      <style:paragraph-properties fo:margin-left="1.499cm" fo:margin-right="0cm" fo:margin-top="0.635cm" fo:margin-bottom="0.212cm" loext:contextual-spacing="false" fo:text-indent="-1.499cm" style:auto-text-indent="false" fo:keep-with-next="always">
        <style:tab-stops>
          <style:tab-stop style:position="-22.641cm"/>
        </style:tab-stops>
      </style:paragraph-properties>
      <style:text-properties fo:font-variant="small-caps" fo:font-weight="bold" style:font-weight-asian="bold"/>
    </style:style>
    <style:style style:name="Manual_20_Heading_20_2" style:display-name="Manual Heading 2" style:family="paragraph" style:parent-style-name="Standard" style:next-style-name="Text_20_2">
      <style:paragraph-properties fo:margin-left="1.499cm" fo:margin-right="0cm" fo:text-indent="-1.499cm" style:auto-text-indent="false" fo:keep-with-next="always">
        <style:tab-stops>
          <style:tab-stop style:position="-22.641cm"/>
        </style:tab-stops>
      </style:paragraph-properties>
      <style:text-properties fo:font-weight="bold" style:font-weight-asian="bold"/>
    </style:style>
    <style:style style:name="Manual_20_Heading_20_3" style:display-name="Manual Heading 3" style:family="paragraph" style:parent-style-name="Standard" style:next-style-name="Text_20_3">
      <style:paragraph-properties fo:margin-left="1.499cm" fo:margin-right="0cm" fo:text-indent="-1.499cm" style:auto-text-indent="false" fo:keep-with-next="always">
        <style:tab-stops>
          <style:tab-stop style:position="-22.641cm"/>
        </style:tab-stops>
      </style:paragraph-properties>
      <style:text-properties fo:font-style="italic" style:font-style-asian="italic"/>
    </style:style>
    <style:style style:name="Manual_20_Heading_20_4" style:display-name="Manual Heading 4" style:family="paragraph" style:parent-style-name="Standard" style:next-style-name="Text_20_4">
      <style:paragraph-properties fo:margin-left="1.499cm" fo:margin-right="0cm" fo:text-indent="-1.499cm" style:auto-text-indent="false" fo:keep-with-next="always">
        <style:tab-stops>
          <style:tab-stop style:position="-22.641cm"/>
        </style:tab-stops>
      </style:paragraph-properties>
    </style:style>
    <style:style style:name="ChapterTitle" style:family="paragraph" style:parent-style-name="Standard" style:next-style-name="Standard">
      <style:paragraph-properties fo:margin-top="0.212cm" fo:margin-bottom="0.635cm" loext:contextual-spacing="false" fo:text-align="center" style:justify-single-word="false" fo:keep-with-next="always"/>
      <style:text-properties fo:font-size="16pt" fo:font-weight="bold" style:font-size-asian="16pt" style:font-weight-asian="bold"/>
    </style:style>
    <style:style style:name="PartTitle" style:family="paragraph" style:parent-style-name="Standard" style:next-style-name="ChapterTitle">
      <style:paragraph-properties fo:margin-top="0.212cm" fo:margin-bottom="0.635cm" loext:contextual-spacing="false" fo:text-align="center" style:justify-single-word="false" fo:break-before="page" fo:keep-with-next="always"/>
      <style:text-properties fo:font-size="18pt" fo:font-weight="bold" style:font-size-asian="18pt" style:font-weight-asian="bold"/>
    </style:style>
    <style:style style:name="SectionTitle" style:family="paragraph" style:parent-style-name="Standard" style:next-style-name="Heading_20_1">
      <style:paragraph-properties fo:margin-top="0.212cm" fo:margin-bottom="0.635cm" loext:contextual-spacing="false" fo:text-align="center" style:justify-single-word="false" fo:keep-with-next="always"/>
      <style:text-properties fo:font-variant="small-caps" fo:font-size="14pt" fo:font-weight="bold" style:font-size-asian="14pt" style:font-weight-asian="bold"/>
    </style:style>
    <style:style style:name="List_20_Bullet_20_1" style:display-name="List Bullet 1" style:family="paragraph" style:parent-style-name="Standard" style:list-style-name="WW8Num17"/>
    <style:style style:name="List_20_Dash" style:display-name="List Dash" style:family="paragraph" style:parent-style-name="Standard" style:list-style-name="WW8Num9"/>
    <style:style style:name="List_20_Dash_20_1" style:display-name="List Dash 1" style:family="paragraph" style:parent-style-name="Standard" style:list-style-name="WW8Num16"/>
    <style:style style:name="List_20_Dash_20_2" style:display-name="List Dash 2" style:family="paragraph" style:parent-style-name="Standard" style:list-style-name="WW8Num13"/>
    <style:style style:name="List_20_Dash_20_3" style:display-name="List Dash 3" style:family="paragraph" style:parent-style-name="Standard" style:list-style-name="WW8Num19"/>
    <style:style style:name="List_20_Dash_20_4" style:display-name="List Dash 4" style:family="paragraph" style:parent-style-name="Standard" style:list-style-name="WW8Num22"/>
    <style:style style:name="List_20_Number_20_1" style:display-name="List Number 1" style:family="paragraph" style:parent-style-name="Text_20_1" style:list-style-name="WW8Num20"/>
    <style:style style:name="List_20_Number_20__28_Level_20_2_29_" style:display-name="List Number (Level 2)" style:family="paragraph" style:parent-style-name="Standard" style:list-style-name="WW8Num15"/>
    <style:style style:name="List_20_Number_20_1_20__28_Level_20_2_29_" style:display-name="List Number 1 (Level 2)" style:family="paragraph" style:parent-style-name="Text_20_1" style:list-style-name="WW8Num20"/>
    <style:style style:name="List_20_Number_20_2_20__28_Level_20_2_29_" style:display-name="List Number 2 (Level 2)" style:family="paragraph" style:parent-style-name="Text_20_2" style:list-style-name="WW8Num5"/>
    <style:style style:name="List_20_Number_20_3_20__28_Level_20_2_29_" style:display-name="List Number 3 (Level 2)" style:family="paragraph" style:parent-style-name="Text_20_3" style:list-style-name="WW8Num3"/>
    <style:style style:name="List_20_Number_20_4_20__28_Level_20_2_29_" style:display-name="List Number 4 (Level 2)" style:family="paragraph" style:parent-style-name="Text_20_4" style:list-style-name="WW8Num2"/>
    <style:style style:name="List_20_Number_20__28_Level_20_3_29_" style:display-name="List Number (Level 3)" style:family="paragraph" style:parent-style-name="Standard" style:list-style-name="WW8Num15"/>
    <style:style style:name="List_20_Number_20_1_20__28_Level_20_3_29_" style:display-name="List Number 1 (Level 3)" style:family="paragraph" style:parent-style-name="Text_20_1" style:list-style-name="WW8Num20"/>
    <style:style style:name="List_20_Number_20_2_20__28_Level_20_3_29_" style:display-name="List Number 2 (Level 3)" style:family="paragraph" style:parent-style-name="Text_20_2" style:list-style-name="WW8Num5"/>
    <style:style style:name="List_20_Number_20_3_20__28_Level_20_3_29_" style:display-name="List Number 3 (Level 3)" style:family="paragraph" style:parent-style-name="Text_20_3" style:list-style-name="WW8Num3"/>
    <style:style style:name="List_20_Number_20_4_20__28_Level_20_3_29_" style:display-name="List Number 4 (Level 3)" style:family="paragraph" style:parent-style-name="Text_20_4" style:list-style-name="WW8Num2"/>
    <style:style style:name="List_20_Number_20__28_Level_20_4_29_" style:display-name="List Number (Level 4)" style:family="paragraph" style:parent-style-name="Standard" style:list-style-name="WW8Num15"/>
    <style:style style:name="List_20_Number_20_1_20__28_Level_20_4_29_" style:display-name="List Number 1 (Level 4)" style:family="paragraph" style:parent-style-name="Text_20_1" style:list-style-name="WW8Num20"/>
    <style:style style:name="List_20_Number_20_2_20__28_Level_20_4_29_" style:display-name="List Number 2 (Level 4)" style:family="paragraph" style:parent-style-name="Text_20_2" style:list-style-name="WW8Num5"/>
    <style:style style:name="List_20_Number_20_3_20__28_Level_20_4_29_" style:display-name="List Number 3 (Level 4)" style:family="paragraph" style:parent-style-name="Text_20_3" style:list-style-name="WW8Num3"/>
    <style:style style:name="List_20_Number_20_4_20__28_Level_20_4_29_" style:display-name="List Number 4 (Level 4)" style:family="paragraph" style:parent-style-name="Text_20_4" style:list-style-name="WW8Num2"/>
    <style:style style:name="Table_20_Title" style:display-name="Table Title" style:family="paragraph" style:parent-style-name="Standard" style:next-style-name="Standard">
      <style:paragraph-properties fo:text-align="center" style:justify-single-word="false"/>
      <style:text-properties fo:font-weight="bold" style:font-weight-asian="bold"/>
    </style:style>
    <style:style style:name="TOC_20_Heading" style:display-name="TOC Heading" style:family="paragraph" style:parent-style-name="Standard" style:next-style-name="Standard">
      <style:paragraph-properties fo:margin-top="0.212cm" fo:margin-bottom="0.423cm" loext:contextual-spacing="false" fo:text-align="center" style:justify-single-word="false"/>
      <style:text-properties fo:font-size="14pt" fo:font-weight="bold" style:font-size-asian="14pt" style:font-weight-asian="bold"/>
    </style:style>
    <style:style style:name="Annexe_20_titre_20__28_acte_29_" style:display-name="Annexe titre (act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Annexe_20_titre_20__28_exposé_20_global_29_" style:display-name="Annexe titre (exposé global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Annexe_20_titre_20__28_exposé_29_" style:display-name="Annexe titre (exposé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Annexe_20_titre_20__28_fiche_20_fin._20_acte_29_" style:display-name="Annexe titre (fiche fin. act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Annexe_20_titre_20__28_fiche_20_fin._20_globale_29_" style:display-name="Annexe titre (fiche fin. global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Annexe_20_titre_20__28_globale_29_" style:display-name="Annexe titre (global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Application_20_directe" style:display-name="Application directe" style:family="paragraph" style:parent-style-name="Standard" style:next-style-name="Fait_20_à">
      <style:paragraph-properties fo:margin-top="0.847cm" fo:margin-bottom="0.212cm" loext:contextual-spacing="false"/>
    </style:style>
    <style:style style:name="Avertissement_20_titre" style:display-name="Avertissement titre" style:family="paragraph" style:parent-style-name="Standard" style:next-style-name="Standard">
      <style:paragraph-properties fo:margin-top="0.847cm" fo:margin-bottom="0.212cm" loext:contextual-spacing="false" fo:keep-with-next="always"/>
      <style:text-properties style:text-underline-style="solid" style:text-underline-width="auto" style:text-underline-color="font-color"/>
    </style:style>
    <style:style style:name="Confidence" style:family="paragraph" style:parent-style-name="Standard" style:next-style-name="Standard">
      <style:paragraph-properties fo:margin-top="0.635cm" fo:margin-bottom="0.212cm" loext:contextual-spacing="false" fo:text-align="center" style:justify-single-word="false"/>
    </style:style>
    <style:style style:name="Confidentialité" style:family="paragraph" style:parent-style-name="Standard" style:next-style-name="Statut">
      <style:paragraph-properties fo:margin-left="9.001cm" fo:margin-right="0cm" fo:margin-top="0.423cm" fo:margin-bottom="0.423cm" loext:contextual-spacing="false" fo:text-indent="0cm" style:auto-text-indent="false"/>
      <style:text-properties style:text-underline-style="solid" style:text-underline-width="auto" style:text-underline-color="font-color"/>
    </style:style>
    <style:style style:name="Considérant" style:family="paragraph" style:parent-style-name="Standard" style:list-style-name="WW8Num14"/>
    <style:style style:name="Corrigendum" style:family="paragraph" style:parent-style-name="Standard" style:next-style-name="Standard">
      <style:paragraph-properties fo:margin-top="0cm" fo:margin-bottom="0.423cm" loext:contextual-spacing="false" fo:text-align="start" style:justify-single-word="false"/>
    </style:style>
    <style:style style:name="Date_20_d_27_adoption" style:display-name="Date d'adoption" style:family="paragraph" style:parent-style-name="Standard" style:next-style-name="Titre_20_objet">
      <style:paragraph-properties fo:margin-top="0.635cm" fo:margin-bottom="0cm" loext:contextual-spacing="false" fo:text-align="center" style:justify-single-word="false"/>
      <style:text-properties fo:font-weight="bold" style:font-weight-asian="bold"/>
    </style:style>
    <style:style style:name="Emission" style:family="paragraph" style:parent-style-name="Standard" style:next-style-name="Référence_20_institutionelle">
      <style:paragraph-properties fo:margin-left="9.001cm" fo:margin-right="0cm" fo:margin-top="0cm" fo:margin-bottom="0cm" loext:contextual-spacing="false" fo:text-align="start" style:justify-single-word="false" fo:text-indent="0cm" style:auto-text-indent="false"/>
    </style:style>
    <style:style style:name="Exposé_20_des_20_motifs_20_titre" style:display-name="Exposé des motifs titre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Exposé_20_des_20_motifs_20_titre_20__28_global_29_" style:display-name="Exposé des motifs titre (global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Fait_20_à" style:display-name="Fait à" style:family="paragraph" style:parent-style-name="Standard" style:next-style-name="Institution_20_qui_20_signe">
      <style:paragraph-properties fo:margin-top="0.212cm" fo:margin-bottom="0cm" loext:contextual-spacing="false" fo:keep-with-next="always"/>
    </style:style>
    <style:style style:name="Formule_20_d_27_adoption" style:display-name="Formule d'adoption" style:family="paragraph" style:parent-style-name="Standard" style:next-style-name="Titre_20_article">
      <style:paragraph-properties fo:keep-with-next="always"/>
    </style:style>
    <style:style style:name="Institution_20_qui_20_agit" style:display-name="Institution qui agit" style:family="paragraph" style:parent-style-name="Standard" style:next-style-name="Standard">
      <style:paragraph-properties fo:margin-top="1.058cm" fo:margin-bottom="0.212cm" loext:contextual-spacing="false" fo:keep-with-next="always"/>
    </style:style>
    <style:style style:name="Institution_20_qui_20_signe" style:display-name="Institution qui signe" style:family="paragraph" style:parent-style-name="Standard" style:next-style-name="Personne_20_qui_20_signe">
      <style:paragraph-properties fo:margin-top="1.27cm" fo:margin-bottom="0cm" loext:contextual-spacing="false" fo:keep-with-next="always">
        <style:tab-stops>
          <style:tab-stop style:position="7.5cm"/>
        </style:tab-stops>
      </style:paragraph-properties>
      <style:text-properties fo:font-style="italic" style:font-style-asian="italic"/>
    </style:style>
    <style:style style:name="Langue" style:family="paragraph" style:parent-style-name="Standard" style:next-style-name="Référence_20_interne">
      <style:paragraph-properties fo:margin-top="0cm" fo:margin-bottom="1.058cm" loext:contextual-spacing="false" fo:text-align="center" style:justify-single-word="false"/>
      <style:text-properties fo:text-transform="uppercase" fo:font-weight="bold" style:font-weight-asian="bold"/>
    </style:style>
    <style:style style:name="Langue_20_originale" style:display-name="Langue originale" style:family="paragraph" style:parent-style-name="Standard" style:next-style-name="Phrase_20_finale">
      <style:paragraph-properties fo:margin-top="0.635cm" fo:margin-bottom="0.212cm" loext:contextual-spacing="false" fo:text-align="center" style:justify-single-word="false"/>
      <style:text-properties fo:text-transform="uppercase"/>
    </style:style>
    <style:style style:name="Manual_20_Considérant" style:display-name="Manual Considérant" style:family="paragraph" style:parent-style-name="Standard">
      <style:paragraph-properties fo:margin-left="1.251cm" fo:margin-right="0cm" fo:text-indent="-1.251cm" style:auto-text-indent="false"/>
    </style:style>
    <style:style style:name="Nom_20_de_20_l_27_institution" style:display-name="Nom de l'institution" style:family="paragraph" style:parent-style-name="Standard" style:next-style-name="Emission">
      <style:paragraph-properties fo:margin-top="0cm" fo:margin-bottom="0cm" loext:contextual-spacing="false" fo:text-align="start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ersonne_20_qui_20_signe" style:display-name="Personne qui signe" style:family="paragraph" style:parent-style-name="Standard" style:next-style-name="Institution_20_qui_20_signe">
      <style:paragraph-properties fo:margin-top="0cm" fo:margin-bottom="0cm" loext:contextual-spacing="false" fo:text-align="start" style:justify-single-word="false">
        <style:tab-stops>
          <style:tab-stop style:position="7.5cm"/>
        </style:tab-stops>
      </style:paragraph-properties>
      <style:text-properties fo:font-style="italic" style:font-style-asian="italic"/>
    </style:style>
    <style:style style:name="Phrase_20_finale" style:display-name="Phrase finale" style:family="paragraph" style:parent-style-name="Standard" style:next-style-name="Standard">
      <style:paragraph-properties fo:margin-top="0.635cm" fo:margin-bottom="0cm" loext:contextual-spacing="false" fo:text-align="center" style:justify-single-word="false"/>
    </style:style>
    <style:style style:name="Préliminaire_20_titre" style:display-name="Préliminaire titre" style:family="paragraph" style:parent-style-name="Standard" style:next-style-name="Standard">
      <style:paragraph-properties fo:margin-top="0.635cm" fo:margin-bottom="0.635cm" loext:contextual-spacing="false" fo:text-align="center" style:justify-single-word="false"/>
      <style:text-properties fo:font-weight="bold" style:font-weight-asian="bold"/>
    </style:style>
    <style:style style:name="Préliminaire_20_type" style:display-name="Préliminaire type" style:family="paragraph" style:parent-style-name="Standard" style:next-style-name="Standard">
      <style:paragraph-properties fo:margin-top="0.635cm" fo:margin-bottom="0cm" loext:contextual-spacing="false" fo:text-align="center" style:justify-single-word="false"/>
      <style:text-properties fo:font-weight="bold" style:font-weight-asian="bold"/>
    </style:style>
    <style:style style:name="Référence_20_institutionelle" style:display-name="Référence institutionelle" style:family="paragraph" style:parent-style-name="Standard" style:next-style-name="Statut">
      <style:paragraph-properties fo:margin-left="9.001cm" fo:margin-right="0cm" fo:margin-top="0cm" fo:margin-bottom="0.423cm" loext:contextual-spacing="false" fo:text-align="start" style:justify-single-word="false" fo:text-indent="0cm" style:auto-text-indent="false"/>
    </style:style>
    <style:style style:name="Référence_20_interinstitutionelle" style:display-name="Référence interinstitutionelle" style:family="paragraph" style:parent-style-name="Standard" style:next-style-name="Statut">
      <style:paragraph-properties fo:margin-left="9.001cm" fo:margin-right="0cm" fo:margin-top="0cm" fo:margin-bottom="0cm" loext:contextual-spacing="false" fo:text-align="start" style:justify-single-word="false" fo:text-indent="0cm" style:auto-text-indent="false"/>
    </style:style>
    <style:style style:name="Référence_20_interinstitutionelle_20__28_préliminaire_29_" style:display-name="Référence interinstitutionelle (préliminaire)" style:family="paragraph" style:parent-style-name="Standard" style:next-style-name="Standard">
      <style:paragraph-properties fo:margin-left="9.001cm" fo:margin-right="0cm" fo:margin-top="0cm" fo:margin-bottom="0cm" loext:contextual-spacing="false" fo:text-align="start" style:justify-single-word="false" fo:text-indent="0cm" style:auto-text-indent="false"/>
    </style:style>
    <style:style style:name="Référence_20_interne" style:display-name="Référence interne" style:family="paragraph" style:parent-style-name="Standard" style:next-style-name="Nom_20_de_20_l_27_institution">
      <style:paragraph-properties fo:margin-top="0cm" fo:margin-bottom="1.058cm" loext:contextual-spacing="false" fo:text-align="center" style:justify-single-word="false"/>
      <style:text-properties fo:font-weight="bold" style:font-weight-asian="bold"/>
    </style:style>
    <style:style style:name="Sous-titre_20_objet" style:display-name="Sous-titre objet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Sous-titre_20_objet_20__28_préliminaire_29_" style:display-name="Sous-titre objet (préliminaire)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Statut" style:family="paragraph" style:parent-style-name="Standard" style:next-style-name="Type_20_du_20_document">
      <style:paragraph-properties fo:margin-top="0.635cm" fo:margin-bottom="0cm" loext:contextual-spacing="false" fo:text-align="center" style:justify-single-word="false"/>
    </style:style>
    <style:style style:name="Statut_20__28_préliminaire_29_" style:display-name="Statut (préliminaire)" style:family="paragraph" style:parent-style-name="Standard" style:next-style-name="Standard">
      <style:paragraph-properties fo:margin-top="0.635cm" fo:margin-bottom="0cm" loext:contextual-spacing="false" fo:text-align="center" style:justify-single-word="false"/>
    </style:style>
    <style:style style:name="Titre_20_article" style:display-name="Titre article" style:family="paragraph" style:parent-style-name="Standard" style:next-style-name="Standard">
      <style:paragraph-properties fo:margin-top="0.635cm" fo:margin-bottom="0.212cm" loext:contextual-spacing="false" fo:text-align="center" style:justify-single-word="false" fo:keep-with-next="always"/>
      <style:text-properties fo:font-style="italic" style:font-style-asian="italic"/>
    </style:style>
    <style:style style:name="Titre_20_objet" style:display-name="Titre objet" style:family="paragraph" style:parent-style-name="Standard" style:next-style-name="Sous-titre_20_objet">
      <style:paragraph-properties fo:margin-top="0.635cm" fo:margin-bottom="0.635cm" loext:contextual-spacing="false" fo:text-align="center" style:justify-single-word="false"/>
      <style:text-properties fo:font-weight="bold" style:font-weight-asian="bold"/>
    </style:style>
    <style:style style:name="Titre_20_objet_20__28_préliminaire_29_" style:display-name="Titre objet (préliminaire)" style:family="paragraph" style:parent-style-name="Standard" style:next-style-name="Standard">
      <style:paragraph-properties fo:margin-top="0.635cm" fo:margin-bottom="0.635cm" loext:contextual-spacing="false" fo:text-align="center" style:justify-single-word="false"/>
      <style:text-properties fo:font-weight="bold" style:font-weight-asian="bold"/>
    </style:style>
    <style:style style:name="Type_20_du_20_document" style:display-name="Type du document" style:family="paragraph" style:parent-style-name="Standard" style:next-style-name="Date_20_d_27_adoption">
      <style:paragraph-properties fo:margin-top="0.635cm" fo:margin-bottom="0cm" loext:contextual-spacing="false" fo:text-align="center" style:justify-single-word="false"/>
      <style:text-properties fo:font-weight="bold" style:font-weight-asian="bold"/>
    </style:style>
    <style:style style:name="Type_20_du_20_document_20__28_préliminaire_29_" style:display-name="Type du document (préliminaire)" style:family="paragraph" style:parent-style-name="Standard" style:next-style-name="Standard">
      <style:paragraph-properties fo:margin-top="0.635cm" fo:margin-bottom="0cm" loext:contextual-spacing="false" fo:text-align="center" style:justify-single-word="false"/>
      <style:text-properties fo:font-weight="bold" style:font-weight-asian="bold"/>
    </style:style>
    <style:style style:name="Address" style:family="paragraph" style:parent-style-name="Standard" style:next-style-name="Standard">
      <style:paragraph-properties fo:margin-left="6.001cm" fo:margin-right="0cm" fo:line-height="150%" fo:text-align="start" style:justify-single-word="false" fo:keep-together="always" fo:text-indent="0cm" style:auto-text-indent="false"/>
    </style:style>
    <style:style style:name="Fiche_20_financière_20__28_standard_29__20_titre" style:display-name="Fiche financière (standard) titre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Fiche_20_financière_20__28_standard_29__20_titre_20__28_acte_29_" style:display-name="Fiche financière (standard) titre (act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Fiche_20_financière_20__28_travail_29__20_titre" style:display-name="Fiche financière (travail) titre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Fiche_20_financière_20__28_travail_29__20_titre_20__28_acte_29_" style:display-name="Fiche financière (travail) titre (act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Fiche_20_financière_20__28_attribution_29__20_titre" style:display-name="Fiche financière (attribution) titre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Fiche_20_financière_20__28_attribution_29__20_titre_20__28_acte_29_" style:display-name="Fiche financière (attribution) titre (acte)" style:family="paragraph" style:parent-style-name="Standard" style:nex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Objet_20_externe" style:display-name="Objet externe" style:family="paragraph" style:parent-style-name="Standard" style:next-style-name="Standard">
      <style:text-properties fo:text-transform="uppercase" fo:font-style="italic" style:font-style-asian="italic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le" style:family="paragraph" style:parent-style-name="Standard" style:next-style-name="Subtitle" style:class="chapter">
      <style:paragraph-properties fo:margin-top="0cm" fo:margin-bottom="0cm" loext:contextual-spacing="false" fo:text-align="center" style:justify-single-word="false" style:text-autospace="none"/>
      <style:text-properties fo:font-size="8pt" fo:language="fr" fo:country="FR" fo:font-weight="bold" style:font-size-asian="8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margin-top="0cm" fo:margin-bottom="0.212cm" loext:contextual-spacing="false" fo:line-height="200%" fo:text-align="start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name-complex="Symbol1" style:font-family-complex="Symbol"/>
    </style:style>
    <style:style style:name="WW8Num7z0" style:family="text">
      <style:text-properties style:font-name="Symbol1" fo:font-family="Symbol" style:font-name-complex="Symbol1" style:font-family-complex="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Symbol1" style:font-family-complex="Symbol"/>
    </style:style>
    <style:style style:name="WW8Num11z0" style:family="text">
      <style:text-properties style:font-name="Symbol1" fo:font-family="Symbol" style:font-name-complex="Symbol1" style:font-family-complex="Symbol"/>
    </style:style>
    <style:style style:name="WW8Num12z0" style:family="text">
      <style:text-properties style:font-name="Symbol1" fo:font-family="Symbol" style:font-name-complex="Symbol1" style:font-family-complex="Symbol"/>
    </style:style>
    <style:style style:name="WW8Num1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0" style:family="text"/>
    <style:style style:name="WW8Num15z0" style:family="text"/>
    <style:style style:name="WW8Num15z1" style:family="text"/>
    <style:style style:name="WW8Num15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/>
    <style:style style:name="WW8Num20z1" style:family="text"/>
    <style:style style:name="WW8Num20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8Num4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Marker" style:family="text" style:parent-style-name="Default_20_Paragraph_20_Font">
      <style:text-properties fo:color="#0000ff"/>
    </style:style>
    <style:style style:name="Marker1" style:family="text" style:parent-style-name="Default_20_Paragraph_20_Font">
      <style:text-properties fo:color="#008000"/>
    </style:style>
    <style:style style:name="Marker2" style:family="text" style:parent-style-name="Default_20_Paragraph_20_Font">
      <style:text-properties fo:color="#ff0000"/>
    </style:style>
    <style:style style:name="Added" style:family="text" style:parent-style-name="Default_20_Paragraph_20_Font">
      <style:text-properties style:text-underline-style="solid" style:text-underline-width="auto" style:text-underline-color="font-color" fo:font-weight="bold" style:font-weight-asian="bold"/>
    </style:style>
    <style:style style:name="Deleted" style:family="text" style:parent-style-name="Default_20_Paragraph_20_Font">
      <style:text-properties style:text-line-through-style="solid" style:text-line-through-type="single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nzeichen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text:list-tab-stop-position="2.752cm" fo:text-indent="-1.251cm" fo:margin-left="2.752cm"/>
        </style:list-level-properties>
      </text:list-level-style-number>
      <text:list-level-style-number text:level="2" text:style-name="WW8Num2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001cm" fo:text-indent="-1.249cm" fo:margin-left="4.001cm"/>
        </style:list-level-properties>
      </text:list-level-style-number>
      <text:list-level-style-bullet text:level="3" text:style-name="WW8Num2z2" style:num-suffix="." text:bullet-char="–">
        <style:list-level-properties text:list-level-position-and-space-mode="label-alignment">
          <style:list-level-label-alignment text:label-followed-by="listtab" text:list-tab-stop-position="5.251cm" fo:text-indent="-1.251cm" fo:margin-left="5.251cm"/>
        </style:list-level-properties>
        <style:text-properties style:font-name="Times New Roman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502cm" fo:text-indent="-1.251cm" fo:margin-left="6.502cm"/>
        </style:list-level-properties>
        <style:text-properties style:font-name="Symbol"/>
      </text:list-level-style-bullet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2.752cm" fo:text-indent="-1.251cm" fo:margin-left="2.752cm"/>
        </style:list-level-properties>
      </text:list-level-style-number>
      <text:list-level-style-number text:level="2" text:style-name="WW8Num3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001cm" fo:text-indent="-1.249cm" fo:margin-left="4.001cm"/>
        </style:list-level-properties>
      </text:list-level-style-number>
      <text:list-level-style-bullet text:level="3" text:style-name="WW8Num3z2" style:num-suffix="." text:bullet-char="–">
        <style:list-level-properties text:list-level-position-and-space-mode="label-alignment">
          <style:list-level-label-alignment text:label-followed-by="listtab" text:list-tab-stop-position="5.251cm" fo:text-indent="-1.251cm" fo:margin-left="5.251cm"/>
        </style:list-level-properties>
        <style:text-properties style:font-name="Times New Roman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502cm" fo:text-indent="-1.251cm" fo:margin-left="6.502cm"/>
        </style:list-level-properties>
        <style:text-properties style:font-name="Symbol"/>
      </text:list-level-style-bullet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(" style:num-suffix=")" style:num-format="1">
        <style:list-level-properties text:list-level-position-and-space-mode="label-alignment">
          <style:list-level-label-alignment text:label-followed-by="listtab" text:list-tab-stop-position="2.752cm" fo:text-indent="-1.251cm" fo:margin-left="2.752cm"/>
        </style:list-level-properties>
      </text:list-level-style-number>
      <text:list-level-style-number text:level="2" text:style-name="WW8Num5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001cm" fo:text-indent="-1.249cm" fo:margin-left="4.001cm"/>
        </style:list-level-properties>
      </text:list-level-style-number>
      <text:list-level-style-bullet text:level="3" text:style-name="WW8Num5z2" style:num-suffix="." text:bullet-char="–">
        <style:list-level-properties text:list-level-position-and-space-mode="label-alignment">
          <style:list-level-label-alignment text:label-followed-by="listtab" text:list-tab-stop-position="5.251cm" fo:text-indent="-1.251cm" fo:margin-left="5.251cm"/>
        </style:list-level-properties>
        <style:text-properties style:font-name="Times New Roman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6.502cm" fo:text-indent="-1.251cm" fo:margin-left="6.502cm"/>
        </style:list-level-properties>
        <style:text-properties style:font-name="Symbol"/>
      </text:list-level-style-bullet>
      <text:list-level-style-number text:level="5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4.5cm" fo:text-indent="-1cm" fo:margin-left="4.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5.5cm" fo:text-indent="-1cm" fo:margin-left="5.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(" style:num-suffix=")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(" style:num-suffix=")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5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2.499cm" fo:text-indent="-1.249cm" fo:margin-left="2.499cm"/>
        </style:list-level-properties>
      </text:list-level-style-number>
      <text:list-level-style-bullet text:level="3" text:style-name="WW8Num15z2" style:num-suffix="." text:bullet-char="–">
        <style:list-level-properties text:list-level-position-and-space-mode="label-alignment">
          <style:list-level-label-alignment text:label-followed-by="listtab" text:list-tab-stop-position="3.75cm" fo:text-indent="-1.251cm" fo:margin-left="3.75cm"/>
        </style:list-level-properties>
        <style:text-properties style:font-name="Times New Roman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01cm" fo:text-indent="-1.251cm" fo:margin-left="5.001cm"/>
        </style:list-level-properties>
        <style:text-properties style:font-name="Symbol"/>
      </text:list-level-style-bullet>
      <text:list-level-style-number text:level="5" text:style-name="WW8Num1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–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–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prefix="(" style:num-suffix=")" style:num-format="1">
        <style:list-level-properties text:list-level-position-and-space-mode="label-alignment">
          <style:list-level-label-alignment text:label-followed-by="listtab" text:list-tab-stop-position="2.752cm" fo:text-indent="-1.251cm" fo:margin-left="2.752cm"/>
        </style:list-level-properties>
      </text:list-level-style-number>
      <text:list-level-style-number text:level="2" text:style-name="WW8Num20z1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001cm" fo:text-indent="-1.249cm" fo:margin-left="4.001cm"/>
        </style:list-level-properties>
      </text:list-level-style-number>
      <text:list-level-style-bullet text:level="3" text:style-name="WW8Num20z2" style:num-suffix="." text:bullet-char="–">
        <style:list-level-properties text:list-level-position-and-space-mode="label-alignment">
          <style:list-level-label-alignment text:label-followed-by="listtab" text:list-tab-stop-position="5.251cm" fo:text-indent="-1.251cm" fo:margin-left="5.251cm"/>
        </style:list-level-properties>
        <style:text-properties style:font-name="Times New Roman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6.502cm" fo:text-indent="-1.251cm" fo:margin-left="6.502cm"/>
        </style:list-level-properties>
        <style:text-properties style:font-name="Symbol"/>
      </text:list-level-style-bullet>
      <text:list-level-style-number text:level="5" text:style-name="WW8Num2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5" text:style-name="WW8Num2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–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12cm" fo:margin-bottom="0.212cm" loext:contextual-spacing="false"/>
    </style:style>
    <style:style style:name="MP2" style:family="paragraph" style:parent-style-name="Footer">
      <style:paragraph-properties fo:margin-top="0.635cm" fo:margin-bottom="0cm" loext:contextual-spacing="false" fo:text-align="start" style:justify-single-word="false"/>
    </style:style>
    <style:style style:name="MT1" style:family="text">
      <style:text-properties style:font-name="Arial" fo:font-size="24pt" fo:font-weight="bold" style:font-size-asian="24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1.251cm" fo:margin-bottom="1.251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N<text:tab/></text:span><text:tab/><text:span text:style-name="MT1">E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</dc:title>
    <meta:initial-creator>rzadeew</meta:initial-creator>
    <meta:creation-date>2009-11-30T13:43:00</meta:creation-date>
    <dc:date>2016-05-21T11:50:36.400169998</dc:date>
    <meta:print-date>2016-04-23T12:10:00</meta:print-date>
    <meta:editing-cycles>36</meta:editing-cycles>
    <meta:editing-duration>PT45M17S</meta:editing-duration>
    <meta:generator>LibreOffice/5.1.2.2$Linux_X86_64 LibreOffice_project/10m0$Build-2</meta:generator>
    <meta:document-statistic meta:table-count="1" meta:image-count="0" meta:object-count="0" meta:page-count="1" meta:paragraph-count="37" meta:word-count="365" meta:character-count="1987" meta:non-whitespace-character-count="1760"/>
    <meta:user-defined meta:name="Category">C/SEC</meta:user-defined>
    <meta:user-defined meta:name="Classification"/>
    <meta:user-defined meta:name="Copylist_Path">\\at100\user\wk\SEILEG\Lw5x\Copylist\CecCons\Template</meta:user-defined>
    <meta:user-defined meta:name="Created using">LW 5.6, Build 20080205</meta:user-defined>
    <meta:user-defined meta:name="LW_DocType" meta:value-type="string">COM</meta:user-defined>
    <meta:user-defined meta:name="Last edited using" meta:value-type="string">LW 5.6, Build 20080205</meta:user-defined>
    <meta:user-defined meta:name="VSSDB_IniPath" meta:value-type="string">\\at100\user\wovo\SEILEG\vss\srcsafe.ini</meta:user-defined>
    <meta:user-defined meta:name="VSSDB_ProjectPath" meta:value-type="string">$/LegisWrite/DOT/COM</meta:user-defined>
    <meta:user-defined meta:name="Version" meta:value-type="string">5.6.9.0</meta:user-defined>
  </office:meta>
</office:document-meta>
</file>